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29c7" officeooo:paragraph-rsid="001629c7"/>
    </style:style>
    <style:style style:name="P2" style:family="paragraph" style:parent-style-name="Standard">
      <style:text-properties officeooo:rsid="001629c7" officeooo:paragraph-rsid="00174156"/>
    </style:style>
    <style:style style:name="P3" style:family="paragraph" style:parent-style-name="Standard">
      <style:text-properties officeooo:rsid="00174156" officeooo:paragraph-rsid="00174156"/>
    </style:style>
    <style:style style:name="P4" style:family="paragraph" style:parent-style-name="Standard">
      <style:text-properties officeooo:rsid="00181da3" officeooo:paragraph-rsid="00181da3"/>
    </style:style>
    <style:style style:name="P5" style:family="paragraph" style:parent-style-name="Standard" style:list-style-name="L2">
      <style:text-properties officeooo:paragraph-rsid="0019460e"/>
    </style:style>
    <style:style style:name="P6" style:family="paragraph" style:parent-style-name="Standard" style:list-style-name="L3">
      <style:text-properties officeooo:paragraph-rsid="001629c7"/>
    </style:style>
    <style:style style:name="P7" style:family="paragraph" style:parent-style-name="Standard" style:list-style-name="L3">
      <style:text-properties officeooo:paragraph-rsid="00174156"/>
    </style:style>
    <style:style style:name="P8" style:family="paragraph" style:parent-style-name="Standard" style:list-style-name="L4">
      <style:text-properties officeooo:paragraph-rsid="00174156"/>
    </style:style>
    <style:style style:name="P9" style:family="paragraph" style:parent-style-name="Standard" style:list-style-name="L4">
      <style:text-properties officeooo:paragraph-rsid="00181da3"/>
    </style:style>
    <style:style style:name="P10" style:family="paragraph" style:parent-style-name="Standard">
      <style:text-properties style:text-underline-style="solid" style:text-underline-width="auto" style:text-underline-color="font-color" fo:font-weight="bold" officeooo:paragraph-rsid="0019460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9460e" officeooo:paragraph-rsid="0019460e" style:font-weight-asian="bold" style:font-weight-complex="bold"/>
    </style:style>
    <style:style style:name="T1" style:family="text">
      <style:text-properties officeooo:rsid="00174156"/>
    </style:style>
    <style:style style:name="T2" style:family="text">
      <style:text-properties officeooo:rsid="00181da3"/>
    </style:style>
    <style:style style:name="T3" style:family="text">
      <style:text-properties officeooo:rsid="0019460e"/>
    </style:style>
    <style:style style:name="T4" style:family="text">
      <style:text-properties officeooo:rsid="001629c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Übungssequenz: </text:p>
      <text:p text:style-name="P11"/>
      <text:list text:style-name="L3">
        <text:list-item>
          <text:p text:style-name="P6"><text:span text:style-name="T4">S.51 A1a) Wortfeld Lebensmittel einführen bzw. aktivieren</text:span></text:p>
        </text:list-item>
      </text:list>
      <text:p text:style-name="P1"/>
      <text:list text:continue-numbering="true" text:style-name="L3">
        <text:list-item>
          <text:p text:style-name="P7"><text:span text:style-name="T1">S.55 A7) <text:s/>Auf dem Markt Kurze Verkaufsgespräche auf dem Markt spielen; Die Dialogstruktur ist vorgegeben, die Lernenden müssen im Gespräch die fehlenden Stellen selbst füllen</text:span></text:p>
        </text:list-item>
      </text:list>
      <text:p text:style-name="P3"/>
      <text:list text:continue-numbering="true" text:style-name="L3">
        <text:list-item>
          <text:p text:style-name="P7"><text:span text:style-name="T1">S.56 <text:s text:c="3"/></text:span><text:span text:style-name="T2">A</text:span><text:span text:style-name="T1">8 a,b) <text:s/>Adjektive bei Nomen ohne Artikel oder nach unbestimmtem Artikel </text:span></text:p>
        </text:list-item>
      </text:list>
      <text:p text:style-name="P3"><text:tab/><text:span text:style-name="T2">A</text:span>8c) Einführung der Redemittel „Wie viel kostet/kosten ...?“ <text:s/>und „Ich hätte gern…“</text:p>
      <text:p text:style-name="P3"/>
      <text:list text:style-name="L4">
        <text:list-item>
          <text:p text:style-name="P8"><text:span text:style-name="T4">S.</text:span><text:span text:style-name="T1">61</text:span><text:span text:style-name="T4"> <text:s/></text:span><text:span text:style-name="T2">A</text:span><text:span text:style-name="T4">1</text:span><text:span text:style-name="T1">5</text:span><text:span text:style-name="T4">) Klassenspaziergang: Mitschüler kennenlernen, Sprechangst abbauen, Mit z.T. vorgegebenen Strukturen über das Thema </text:span><text:span text:style-name="T1">Restaurants</text:span><text:span text:style-name="T4"> sprechen, </text:span><text:span text:style-name="T2">Wortschatz zum Thema aktivieren</text:span></text:p>
        </text:list-item>
      </text:list>
      <text:p text:style-name="P2"/>
      <text:list text:continue-numbering="true" text:style-name="L4">
        <text:list-item>
          <text:p text:style-name="P8"><text:span text:style-name="T1">S.61 </text:span><text:span text:style-name="T2">A</text:span><text:span text:style-name="T1">16: Besuch im Restaurant anhören → Mit der Situation vertraut werden, Hörverständnis üben</text:span></text:p>
        </text:list-item>
      </text:list>
      <text:p text:style-name="P3"/>
      <text:list text:continue-numbering="true" text:style-name="L4">
        <text:list-item>
          <text:p text:style-name="P8"><text:span text:style-name="T1">S.61 </text:span><text:span text:style-name="T2">A17</text:span><text:span text:style-name="T1">b) Kurzer Dialog („im Restaurant“) zum Ablesen (Fokus liegt auf der richtigen Betonung)</text:span></text:p>
        </text:list-item>
      </text:list>
      <text:p text:style-name="P3"/>
      <text:list text:continue-numbering="true" text:style-name="L4">
        <text:list-item>
          <text:p text:style-name="P8"><text:span text:style-name="T1">S.62 </text:span><text:span text:style-name="T2">A18) </text:span><text:span text:style-name="T1">Einführung der Redemittel für einen Restaurantbesuch → Zuordnung </text:span><text:span text:style-name="T2">zu Person und Situation (</text:span><text:span text:style-name="T1">in Partnerarbeit</text:span><text:span text:style-name="T2">)</text:span></text:p>
        </text:list-item>
      </text:list>
      <text:p text:style-name="P3"/>
      <text:list text:continue-numbering="true" text:style-name="L4">
        <text:list-item>
          <text:p text:style-name="P9"><text:span text:style-name="T2">S.62 A19) Dialog im Restaurant (frei) spielen.</text:span></text:p>
        </text:list-item>
      </text:list>
      <text:p text:style-name="P4"/>
      <text:p text:style-name="P10"><text:span text:style-name="T2">Idee</text:span><text:span text:style-name="T3"> zur</text:span><text:span text:style-name="T2"> Erweiterung: </text:span></text:p>
      <text:p text:style-name="P10"/>
      <text:list text:style-name="L2">
        <text:list-item>
          <text:p text:style-name="P5"><text:span text:style-name="T3">Speisekarten selbst erstellen: Im Internet recherchieren und in Gruppen selbst eine Speisekarte für ein Restaurant erstellen. Die Ergebnisse werden in einer Art Rollenspiel vor der Klasse präsentiert. Die Präsentierenden sind die Restaurantleiter und Mitarbeiter, die zur Neueröffnung des Restaurants Gäste - die Klasse – geladen haben. Die Lernenden präsentieren die Speisekarte und werben für ihr Restaurant. </text:span></text:p>
        </text:list-item>
        <text:list-item>
          <text:p text:style-name="P5"><text:span text:style-name="T3">Als zusätzliche vorbereitende Übung wäre hier ein Video einer Neueröffnung sinnvoll. Die Lernenden können dabei Hörverständnis üben, sowie sich mit der Situation vertraut machen und Verständnis für die folgende Aufgabe entwickeln.</text:span></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9:35:57.743000000</meta:creation-date>
    <dc:date>2024-02-01T09:33:34.458000000</dc:date>
    <meta:editing-duration>PT1H9M17S</meta:editing-duration>
    <meta:editing-cycles>4</meta:editing-cycles>
    <meta:generator>LibreOffice/7.5.5.2$Windows_X86_64 LibreOffice_project/ca8fe7424262805f223b9a2334bc7181abbcbf5e</meta:generator>
    <meta:document-statistic meta:table-count="0" meta:image-count="0" meta:object-count="0" meta:page-count="1" meta:paragraph-count="13" meta:word-count="227" meta:character-count="1615" meta:non-whitespace-character-count="1398"/>
  </office:meta>
</office:document-meta>
</file>